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2" table:default-cell-style-name="Default"/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4"/>
          <table:table-cell office:value-type="float" office:value="33.76">
            <text:p>33,76</text:p>
          </table:table-cell>
          <table:table-cell office:value-type="float" office:value="19826">
            <text:p>19826</text:p>
          </table:table-cell>
          <table:table-cell/>
          <table:table-cell table:formula="of:=[.E15]/[.F15]*1000" office:value-type="float" office:value="1.70281448602845">
            <text:p>1,7028144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7">
            <text:p>0,57</text:p>
          </table:table-cell>
          <table:table-cell office:value-type="float" office:value="3595">
            <text:p>3595</text:p>
          </table:table-cell>
          <table:table-cell/>
          <table:table-cell table:formula="of:=[.E16]/[.F16]*1000" office:value-type="float" office:value="0.15855354659249">
            <text:p>0,1585535466</text:p>
          </table:table-cell>
          <table:table-cell table:number-columns-repeated="3"/>
          <table:table-cell>
            <draw:frame table:end-cell-address="Arkusz1.S36" table:end-x="0.279cm" table:end-y="0.027cm" draw:z-index="0" draw:style-name="gr1" draw:text-style-name="P1" svg:width="16.002cm" svg:height="8.979cm" svg:x="0.084cm" svg:y="0.08cm">
              <draw:object draw:notify-on-update-of-ranges="Arkusz1.H15:Arkusz1.H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float" office:value="1.35">
            <text:p>1,35</text:p>
          </table:table-cell>
          <table:table-cell office:value-type="float" office:value="5790">
            <text:p>5790</text:p>
          </table:table-cell>
          <table:table-cell/>
          <table:table-cell table:formula="of:=[.E17]/[.F17]*1000" office:value-type="float" office:value="0.233160621761658">
            <text:p>0,23316062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8">
            <text:p>0,78</text:p>
          </table:table-cell>
          <table:table-cell office:value-type="float" office:value="4453">
            <text:p>4453</text:p>
          </table:table-cell>
          <table:table-cell/>
          <table:table-cell table:formula="of:=[.E18]/[.F18]*1000" office:value-type="float" office:value="0.175162811587694">
            <text:p>0,17516281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8">
            <text:p>0,48</text:p>
          </table:table-cell>
          <table:table-cell office:value-type="float" office:value="3393">
            <text:p>3393</text:p>
          </table:table-cell>
          <table:table-cell/>
          <table:table-cell table:formula="of:=[.E19]/[.F19]*1000" office:value-type="float" office:value="0.141467727674624">
            <text:p>0,14146772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6">
            <text:p>0,76</text:p>
          </table:table-cell>
          <table:table-cell office:value-type="float" office:value="4313">
            <text:p>4313</text:p>
          </table:table-cell>
          <table:table-cell/>
          <table:table-cell table:formula="of:=[.E20]/[.F20]*1000" office:value-type="float" office:value="0.176211453744493">
            <text:p>0,1762114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4856">
            <text:p>4856</text:p>
          </table:table-cell>
          <table:table-cell/>
          <table:table-cell table:formula="of:=[.E21]/[.F21]*1000" office:value-type="float" office:value="0.1832784184514">
            <text:p>0,18327841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>
            <text:p>0,45</text:p>
          </table:table-cell>
          <table:table-cell office:value-type="float" office:value="3189">
            <text:p>3189</text:p>
          </table:table-cell>
          <table:table-cell/>
          <table:table-cell table:formula="of:=[.E22]/[.F22]*1000" office:value-type="float" office:value="0.141110065851364">
            <text:p>0,14111006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4">
            <text:p>2,14</text:p>
          </table:table-cell>
          <table:table-cell office:value-type="float" office:value="7234">
            <text:p>7234</text:p>
          </table:table-cell>
          <table:table-cell/>
          <table:table-cell table:formula="of:=[.E23]/[.F23]*1000" office:value-type="float" office:value="0.295825269560409">
            <text:p>0,29582526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>
            <text:p>0,7</text:p>
          </table:table-cell>
          <table:table-cell office:value-type="float" office:value="4346">
            <text:p>4346</text:p>
          </table:table-cell>
          <table:table-cell/>
          <table:table-cell table:formula="of:=[.E24]/[.F24]*1000" office:value-type="float" office:value="0.161067648412333">
            <text:p>0,161067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193">
            <text:p>5193</text:p>
          </table:table-cell>
          <table:table-cell/>
          <table:table-cell table:formula="of:=[.E25]/[.F25]*1000" office:value-type="float" office:value="0.215674947044098">
            <text:p>0,2156749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3">
            <text:p>1,23</text:p>
          </table:table-cell>
          <table:table-cell office:value-type="float" office:value="5691">
            <text:p>5691</text:p>
          </table:table-cell>
          <table:table-cell/>
          <table:table-cell table:formula="of:=[.E26]/[.F26]*1000" office:value-type="float" office:value="0.216130732735899">
            <text:p>0,2161307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1">
            <text:p>0,31</text:p>
          </table:table-cell>
          <table:table-cell office:value-type="float" office:value="2570">
            <text:p>2570</text:p>
          </table:table-cell>
          <table:table-cell/>
          <table:table-cell table:formula="of:=[.E27]/[.F27]*1000" office:value-type="float" office:value="0.120622568093385">
            <text:p>0,12062256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4">
            <text:p>1,04</text:p>
          </table:table-cell>
          <table:table-cell office:value-type="float" office:value="5154">
            <text:p>5154</text:p>
          </table:table-cell>
          <table:table-cell/>
          <table:table-cell table:formula="of:=[.E28]/[.F28]*1000" office:value-type="float" office:value="0.201785021342646">
            <text:p>0,20178502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6">
            <text:p>1,26</text:p>
          </table:table-cell>
          <table:table-cell office:value-type="float" office:value="5698">
            <text:p>5698</text:p>
          </table:table-cell>
          <table:table-cell/>
          <table:table-cell table:formula="of:=[.E29]/[.F29]*1000" office:value-type="float" office:value="0.221130221130221">
            <text:p>0,22113022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1">
            <text:p>0,21</text:p>
          </table:table-cell>
          <table:table-cell office:value-type="float" office:value="2203">
            <text:p>2203</text:p>
          </table:table-cell>
          <table:table-cell/>
          <table:table-cell table:formula="of:=[.E30]/[.F30]*1000" office:value-type="float" office:value="0.0953245574216977">
            <text:p>0,09532455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04">
            <text:p>3,04</text:p>
          </table:table-cell>
          <table:table-cell office:value-type="float" office:value="8716">
            <text:p>8716</text:p>
          </table:table-cell>
          <table:table-cell/>
          <table:table-cell table:formula="of:=[.E31]/[.F31]*1000" office:value-type="float" office:value="0.348783845800826">
            <text:p>0,34878384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>
            <text:p>1,7</text:p>
          </table:table-cell>
          <table:table-cell office:value-type="float" office:value="6454">
            <text:p>6454</text:p>
          </table:table-cell>
          <table:table-cell/>
          <table:table-cell table:formula="of:=[.E32]/[.F32]*1000" office:value-type="float" office:value="0.263402541059808">
            <text:p>0,26340254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ptymalizacja</text:p>
          </table:table-cell>
          <table:table-cell office:value-type="float" office:value="0.9">
            <text:p>0,9</text:p>
          </table:table-cell>
          <table:table-cell office:value-type="float" office:value="5370">
            <text:p>5370</text:p>
          </table:table-cell>
          <table:table-cell/>
          <table:table-cell table:formula="of:=[.E33]/[.F33]*1000" office:value-type="float" office:value="0.167597765363128">
            <text:p>0,16759776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>
            <text:p>0,9</text:p>
          </table:table-cell>
          <table:table-cell office:value-type="float" office:value="5334">
            <text:p>5334</text:p>
          </table:table-cell>
          <table:table-cell/>
          <table:table-cell table:formula="of:=[.E34]/[.F34]*1000" office:value-type="float" office:value="0.168728908886389">
            <text:p>0,16872890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9">
            <text:p>1,29</text:p>
          </table:table-cell>
          <table:table-cell office:value-type="float" office:value="6434">
            <text:p>6434</text:p>
          </table:table-cell>
          <table:table-cell/>
          <table:table-cell table:formula="of:=[.E35]/[.F35]*1000" office:value-type="float" office:value="0.200497357786758">
            <text:p>0,20049735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5">
            <text:p>1,25</text:p>
          </table:table-cell>
          <table:table-cell office:value-type="float" office:value="6181">
            <text:p>6181</text:p>
          </table:table-cell>
          <table:table-cell/>
          <table:table-cell table:formula="of:=[.E36]/[.F36]*1000" office:value-type="float" office:value="0.202232648438764">
            <text:p>0,202232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1">
            <text:p>0,51</text:p>
          </table:table-cell>
          <table:table-cell office:value-type="float" office:value="4168">
            <text:p>4168</text:p>
          </table:table-cell>
          <table:table-cell/>
          <table:table-cell table:formula="of:=[.E37]/[.F37]*1000" office:value-type="float" office:value="0.12236084452975">
            <text:p>0,1223608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87">
            <text:p>4,87</text:p>
          </table:table-cell>
          <table:table-cell office:value-type="float" office:value="11200">
            <text:p>11200</text:p>
          </table:table-cell>
          <table:table-cell/>
          <table:table-cell table:formula="of:=[.E38]/[.F38]*1000" office:value-type="float" office:value="0.434821428571429">
            <text:p>0,43482142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6">
            <text:p>0,86</text:p>
          </table:table-cell>
          <table:table-cell office:value-type="float" office:value="5044">
            <text:p>5044</text:p>
          </table:table-cell>
          <table:table-cell/>
          <table:table-cell table:formula="of:=[.E39]/[.F39]*1000" office:value-type="float" office:value="0.170499603489294">
            <text:p>0,17049960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3">
            <text:p>1,73</text:p>
          </table:table-cell>
          <table:table-cell office:value-type="float" office:value="6969">
            <text:p>6969</text:p>
          </table:table-cell>
          <table:table-cell/>
          <table:table-cell table:formula="of:=[.E40]/[.F40]*1000" office:value-type="float" office:value="0.2482422155259">
            <text:p>0,2482422155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7">27.11.2021</text:date>, <text:time>21:35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21:13:12.72</meta:creation-date>
    <dc:date>2021-11-27T21:35:14.38</dc:date>
    <meta:editing-duration>PT6M31S</meta:editing-duration>
    <meta:editing-cycles>1</meta:editing-cycles>
    <meta:document-statistic meta:table-count="3" meta:cell-count="79" meta:object-count="1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2.966cm" svg:y="4.178cm" style:legend-expansion="high" chart:style-name="ch2"/>
        <chart:plot-area chart:style-name="ch3" table:cell-range-address="Arkusz1.H15:Arkusz1.H30" svg:x="0.77cm" svg:y="0.851cm" svg:width="11.556cm" svg:height="7.53cm">
          <chartooo:coordinate-region svg:x="1.497cm" svg:y="1.063cm" svg:width="10.642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H15:Arkusz1.H30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281448602845">
                <text:p>1.70281448602845</text:p>
                <draw:g>
                  <svg:desc>Arkusz1.H15:Arkusz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55354659249">
                <text:p>0.15855354659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160621761658">
                <text:p>0.233160621761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162811587694">
                <text:p>0.175162811587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467727674624">
                <text:p>0.141467727674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211453744493">
                <text:p>0.176211453744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2784184514">
                <text:p>0.1832784184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110065851364">
                <text:p>0.14111006585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825269560409">
                <text:p>0.295825269560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1067648412333">
                <text:p>0.161067648412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5674947044098">
                <text:p>0.215674947044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6130732735899">
                <text:p>0.216130732735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622568093385">
                <text:p>0.120622568093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785021342646">
                <text:p>0.201785021342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130221130221">
                <text:p>0.221130221130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3245574216977">
                <text:p>0.0953245574216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